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en" fo:country="US"/>
    </style:style>
    <style:style style:name="P2" style:parent-style-name="Standard" style:family="paragraph">
      <style:text-properties fo:language="en" fo:country="US"/>
    </style:style>
    <style:style style:name="P3" style:parent-style-name="Standard" style:family="paragraph">
      <style:text-properties fo:language="en" fo:country="US"/>
    </style:style>
    <style:style style:name="P4" style:parent-style-name="Standard" style:family="paragraph">
      <style:text-properties fo:language="en" fo:country="US"/>
    </style:style>
    <style:style style:name="P5" style:parent-style-name="Standard" style:family="paragraph">
      <style:paragraph-properties fo:text-align="center"/>
      <style:text-properties fo:language="en" fo:country="US"/>
    </style:style>
    <style:style style:name="P6" style:parent-style-name="Standard" style:family="paragraph">
      <style:paragraph-properties fo:text-align="center"/>
    </style:style>
    <style:style style:name="P7" style:parent-style-name="Standard" style:family="paragraph">
      <style:paragraph-properties fo:text-align="center"/>
    </style:style>
    <style:style style:name="P8" style:parent-style-name="Standard" style:family="paragraph">
      <style:text-properties fo:font-size="20pt" style:font-size-asian="20pt" style:font-size-complex="20pt"/>
    </style:style>
    <style:style style:name="P9" style:parent-style-name="Standard" style:family="paragraph">
      <style:text-properties fo:font-size="20pt" style:font-size-asian="20pt" style:font-size-complex="20pt"/>
    </style:style>
    <style:style style:name="P10" style:parent-style-name="Standard" style:family="paragraph">
      <style:paragraph-properties fo:border-top="none" fo:border-left="none" fo:border-bottom="0.0937in solid #000000" fo:border-right="none" fo:padding-top="0in" fo:padding-left="0in" fo:padding-bottom="0.0138in" fo:padding-right="0in" style:shadow="none"/>
      <style:text-properties fo:font-size="20pt" style:font-size-asian="20pt" style:font-size-complex="20pt"/>
    </style:style>
    <style:style style:name="T11" style:parent-style-name="Policepardéfaut" style:family="text">
      <style:text-properties style:font-name="Wingdings" style:font-name-asian="Wingdings" style:font-name-complex="Wingdings"/>
    </style:style>
    <style:style style:name="P12" style:parent-style-name="Standard" style:family="paragraph">
      <style:paragraph-properties fo:border-top="none" fo:border-left="none" fo:border-bottom="0.0937in solid #000000" fo:border-right="none" fo:padding-top="0in" fo:padding-left="0in" fo:padding-bottom="0.0138in" fo:padding-right="0in" style:shadow="none"/>
    </style:style>
    <style:style style:name="P13" style:parent-style-name="Standard" style:family="paragraph">
      <style:text-properties fo:font-size="20pt" style:font-size-asian="20pt" style:font-size-complex="20pt"/>
    </style:style>
    <style:style style:name="P14" style:parent-style-name="Standard" style:family="paragraph">
      <style:paragraph-properties fo:border-top="none" fo:border-left="none" fo:border-bottom="0.0937in solid #000000" fo:border-right="none" fo:padding-top="0in" fo:padding-left="0in" fo:padding-bottom="0.0138in" fo:padding-right="0in" style:shadow="none"/>
    </style:style>
  </office:automatic-styles>
  <office:body>
    <office:text text:use-soft-page-breaks="true">
      <text:p text:style-name="P1">FAY</text:p>
      <text:p text:style-name="P2">Damien</text:p>
      <text:p text:style-name="P3">Inf-S2 TP5B</text:p>
      <text:p text:style-name="P4"/>
      <text:p text:style-name="P5">SAÉ S2</text:p>
      <text:p text:style-name="P6">Les labyrinthes</text:p>
      <text:p text:style-name="P7"/>
      <text:p text:style-name="Standard">Règles :</text:p>
      <text:p text:style-name="Standard"><text:tab/>-Commenter ses lignes de code (Possiblement ajouter un docstring).</text:p>
      <text:p text:style-name="Standard"><text:tab/>-Organiser son code (Possibilité de réécrire un code pour le rendre plus compréhensible).</text:p>
      <text:p text:style-name="Standard"><text:tab/>-Respecter l’ordre (Si une partie a été faite en solo, prévenir pour éviter d’écrire le code en<text:s/><text:tab/>double).</text:p>
      <text:p text:style-name="Standard"><text:tab/>-Étudier le code de l’autre pour pouvoir répondre efficacement à l’oral.</text:p>
      <text:p text:style-name="Standard"/>
      <text:p text:style-name="Standard">Notes sur le code :</text:p>
      <text:p text:style-name="Standard"/>
      <text:p text:style-name="Standard">-Comprendre la classe est essentiel pour commencer le code, elle est disponible sur le sujet.</text:p>
      <text:p text:style-name="Standard"/>
      <text:p text:style-name="Standard">-La première question demandait de créer une initialisation ou tout les murs intérieurs étaient vides.</text:p>
      <text:p text:style-name="Standard">J’ai donc, pour chaque case, associé les cases correspondantes à l’adjacence, en balayant à partir de (0,0) jusqu’à (height-1, width-1), en mettant des conditions dans les cas où l’on atteignait les bords droits ou bas, pour éviter de rajouter des arcs détruisant l’extérieur.</text:p>
      <text:p text:style-name="Standard"/>
      <text:p text:style-name="P8">/!\ Pour toute utilisation des murs, il faudra prendre en compte le balayage, signifiant que (0,0) vas vers (0,1), créant une sortie, mais sans que (0,1) aille vers (0,0).</text:p>
      <text:p text:style-name="Standard"/>
      <text:p text:style-name="Standard">- add_walls et remove_walls sont simples, si on prends bien en compte l’inversion (un lien entre (0,0) et (0,1) veut bien signifier l’absence de murs)</text:p>
      <text:p text:style-name="Standard"/>
      <text:p text:style-name="Standard">- get_walls créé une liste de tout les murs possibles, puis parcours les voisins dans le labyrinthe, et retire de la liste s’ils y sont.</text:p>
      <text:p text:style-name="Standard"/>
      <text:p text:style-name="P9">- /!\ la méthode empty est du même nom que l’attribut, donc je l’ai changé en clear.</text:p>
      <text:p text:style-name="P10"/>
      <text:p text:style-name="Standard"/>
      <text:p text:style-name="Standard">Paco Jeudi 02/03<text:s/><text:span text:style-name="T11"></text:span><text:s/>vendredi 03/03 :</text:p>
      <text:p text:style-name="Standard"/>
      <text:p text:style-name="Standard">-get_cells : créer une liste de toutes les cellules du labyrinthes (au cas où)</text:p>
      <text:p text:style-name="Standard"/>
      <text:p text:style-name="Standard">OKAY<text:s/>(NOPE)</text:p>
      <text:p text:style-name="Standard"/>
      <text:p text:style-name="Standard">-get_contiguous_cell : créer une liste des cellules contiguës (existantes autour de la cellule paramétrée)</text:p>
      <text:p text:style-name="Standard"/>
      <text:soft-page-break/>
      <text:p text:style-name="Standard">-get_reachable_cells : créer une liste des cellules voisines autour de la cellule pouvant être atteintes (il n’y a pas de mur entre les 2, récupère d’abords les cellules contiguës, puis conserve celles accessibles.)</text:p>
      <text:p text:style-name="Standard"/>
      <text:p text:style-name="Standard">OKAY<text:s/>(NOPE)</text:p>
      <text:p text:style-name="Standard"/>
      <text:p text:style-name="Standard">- gen_btree : créer un labyrinthe plein puis casse aléatoire le mur SUD ou le mur EST de chaque cellule pour obtenir un labyrinthe parfait</text:p>
      <text:p text:style-name="Standard"/>
      <text:p text:style-name="Standard">-gen_sidewinder : à finir, autre algorithme de création de labyrinthe, on casse des mur EST aléatoirement puis des mur SUD aléatoires pour créer un labyrinthe.<text:s/></text:p>
      <text:p text:style-name="P12"/>
      <text:p text:style-name="Standard"/>
      <text:p text:style-name="Standard">-get_cells : Modification car la fonction ne marchait pas du tout, à cause du manque de self et d’append.</text:p>
      <text:p text:style-name="Standard"/>
      <text:p text:style-name="Standard">-get_reachable_cells : Modification de la fonction pour qu’elle renvoi bien une liste de cellules, en changeant append.</text:p>
      <text:p text:style-name="Standard"/>
      <text:p text:style-name="P13">/!\ Pour comprendre les fonctions de génération, on peut juste se référer au sujet et comparer les lignes aux scripts.</text:p>
      <text:p text:style-name="Standard"/>
      <text:p text:style-name="Standard">-gen_btree : Modification de la fonction car elle ne marchait pas, à cause des conditions.</text:p>
      <text:p text:style-name="Standard"/>
      <text:p text:style-name="Standard">-gen_sidewinder : Permet de générer un labyrinthe en balayant les cases.</text:p>
      <text:p text:style-name="Standard"/>
      <text:p text:style-name="Standard">-gen_fusion : Permet de générer un labyrinthe en détruisant des murs aléatoires, jusqu’à ce que le labyrinthe soit parfait. Cette méthode est effectivement assez simple.</text:p>
      <text:p text:style-name="Standard"/>
      <text:p text:style-name="Standard">Ajout de tout les commentaires et ajout des fonctions au compte-rendu.</text:p>
      <text:p text:style-name="P14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Damien Fay</dc:creator>
    <meta:creation-date>2023-02-27T12:29:00Z</meta:creation-date>
    <dc:date>2023-03-08T20:10:00Z</dc:date>
    <meta:template xlink:href="Normal" xlink:type="simple"/>
    <meta:editing-cycles>8</meta:editing-cycles>
    <meta:editing-duration>PT0S</meta:editing-duration>
    <meta:document-statistic meta:page-count="2" meta:paragraph-count="5" meta:word-count="444" meta:character-count="2970" meta:row-count="21" meta:non-whitespace-character-count="2531"/>
  </office:meta>
</office:document-meta>
</file>